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2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P1" style:family="paragraph">
      <style:paragraph-properties fo:text-align="start"/>
    </style:style>
    <style:style style:name="P2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color="#ffffff" style:text-position="super 58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2.54cm" svg:x="1cm" svg:y="14.375cm">
          <text:p text:style-name="P1"><text:span text:style-name="T1">Host </text:span><text:span text:style-name="T1">syste</text:span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cm" svg:y="7.35cm">
          <text:p text:style-name="P1"><text:span text:style-name="T1">Docker container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mock-data-</text:span><text:span text:style-name="T1">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cm" svg:y="17.5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489cm" svg:height="1.816cm" svg:x="4.021cm" svg:y="14.733cm">
          <text:p text:style-name="P5"><text:span text:style-name="T2">sqli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4.445cm" svg:height="0.762cm" svg:x="1.262cm" svg:y="5.478cm">
          <text:p text:style-name="P5"><text:span text:style-name="T2">mock-data-gener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5.318cm" svg:y1="2.778cm" svg:x2="5.318cm" svg:y2="5.572cm">
          <text:p/>
        </draw:line>
        <draw:line draw:style-name="gr6" draw:text-style-name="P8" draw:layer="layout" svg:x1="5.318cm" svg:y1="6.207cm" svg:x2="5.318cm" svg:y2="8.62cm">
          <text:p/>
        </draw:line>
        <draw:custom-shape draw:style-name="gr7" draw:text-style-name="P9" draw:layer="layout" svg:width="4.445cm" svg:height="0.762cm" svg:x="1.362cm" svg:y="8.643cm">
          <text:p text:style-name="P5"><text:span text:style-name="T2">RabbitMQ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81cm" svg:height="0.762cm" svg:x="7.904cm" svg:y="2.878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81cm" svg:height="0.762cm" svg:x="7.904cm" svg:y="3.894cm">
          <text:p text:style-name="P5"><text:span text:style-name="T2">3</text:span><text:span text:style-name="T3">rd</text:span><text:span text:style-name="T2"> Party softwar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445cm" svg:height="0.762cm" svg:x="1.2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7" draw:layer="layout" svg:width="4.445cm" svg:height="1.09cm" svg:x="1.232cm" svg:y="18.648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7.35cm" svg:y="14.375cm">
          <text:p text:style-name="P1"><text:span text:style-name="T1">Docker container:</text:span></text:p>
          <text:p text:style-name="P1"><text:span text:style-name="T1">coleifer/sqlite-web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445cm" svg:height="0.762cm" svg:x="7.662cm" svg:y="15.668cm">
          <text:p text:style-name="P5"><text:span text:style-name="T2">sqlite-we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8" draw:layer="layout" svg:x1="5.572cm" svg:y1="16.026cm" svg:x2="7.604cm" svg:y2="16.026cm">
          <text:p/>
        </draw:line>
        <draw:custom-shape draw:style-name="gr3" draw:text-style-name="P4" draw:layer="layout" svg:width="5.08cm" svg:height="2.54cm" svg:x="0.991cm" svg:y="10.7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4.445cm" svg:height="1.09cm" svg:x="1.232cm" svg:y="11.808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5.318cm" svg:y1="9.382cm" svg:x2="5.318cm" svg:y2="11.795cm">
          <text:p/>
        </draw:line>
        <draw:line draw:style-name="gr6" draw:text-style-name="P8" draw:layer="layout" svg:x1="5.318cm" svg:y1="12.794cm" svg:x2="5.318cm" svg:y2="14.629cm">
          <text:p/>
        </draw:line>
        <draw:custom-shape draw:style-name="gr3" draw:text-style-name="P4" draw:layer="layout" svg:width="5.08cm" svg:height="2.54cm" svg:x="1cm" svg:y="20.7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4.445cm" svg:height="1.09cm" svg:x="1.232cm" svg:y="21.823cm">
          <text:p text:style-name="P5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5.318cm" svg:y1="16.394cm" svg:x2="5.318cm" svg:y2="18.693cm">
          <text:p/>
        </draw:line>
        <draw:line draw:style-name="gr6" draw:text-style-name="P8" draw:layer="layout" svg:x1="5.318cm" svg:y1="19.694cm" svg:x2="5.318cm" svg:y2="21.9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4.76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20-01-15T15:02:11.544307552</dc:date>
    <meta:editing-duration>PT1H1M9S</meta:editing-duration>
    <meta:editing-cycles>22</meta:editing-cycles>
    <meta:generator>LibreOffice/6.0.7.3$Linux_X86_64 LibreOffice_project/00m0$Build-3</meta:generator>
    <meta:document-statistic meta:object-count="27"/>
  </office:meta>
</office:document-meta>
</file>